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30 00:48   |   <text:a xlink:type="simple" xlink:href="http://palinfo.habago.org/Entry?Command=Information_PrintForum&amp;iPage=4#FORUM38585"><text:span text:style-name="T1">#</text:span></text:a></text:p>
      <text:p text:style-name="P2">有人可以幫我貼上陳豐偉的臉書留言嗎？謝謝。 <text:line-break/><text:line-break/>之前請同學留言，開罵幾句，這回多做點說明，要不然大家不知道我在罵什麼。 <text:line-break/><text:line-break/>陳真 <text:line-break/><text:line-break/>========== <text:line-break/><text:line-break/>卡韓政變 (237)：政治教會我一些事 <text:line-break/><text:line-break/>陳真 2020. 01. 30. <text:line-break/><text:line-break/><text:line-break/>前言： <text:line-break/><text:line-break/>政治如果曾經教會了我一些什麼，那就是讓我更加了解人性的良善與醜陋。人性善良美好的一面，開了我的視野，醜惡的一面亦同樣令我大開眼「戒」。  <text:line-break/><text:line-break/>這篇寫的東西很瑣碎，很多細節，長達六千字，讀來無趣。但我不得不這樣寫，因為，要造一個謠很容易，但要澄清一個低級無恥謠言卻只能長篇大論，被迫進入許多細節。 <text:line-break/><text:line-break/>關於韓國瑜的謠言，一年多以來，成千上萬，但無一是真，全是造謠。這也是我之所以願意花時間寫這樣那樣一些文字的原因。與其說我是為了挺他，不如說我更是為了向自己的良心交待，所謂路見不平，拔刀相助。 <text:line-break/><text:line-break/>特別是當島內媒體與網路世界幾乎全部被綠營狗官人渣給壟斷，每天不斷造謠抹黑，至今不休；我覺得，在這樣一種極度敗德與不公的情況下，做為一個「人」，路見諸多不平，豈有可能視而不見、袖手旁觀？ <text:line-break/><text:line-break/>我很喜歡聽一首台語兒歌叫「西北雨直直落」，「日頭暗，找無路。趕緊來，火金姑。做好心，來照路」。但我不是傻瓜，我知道這是童話，我知道面對鋪天蓋地的媒體壟斷與抹黑，個人的一點不平之鳴猶如黑夜裏的一隻螢火蟲，既照不著前塵，也照不亮去路，毫無現實意義。但是，難道因為這樣，我們就應該向黑暗投降？ <text:line-break/><text:line-break/>正文： <text:line-break/><text:line-break/>我在卡韓政變 (236) 中寫道： <text:line-break/><text:line-break/>「有個同學寫信問我說這是真的假的？他說有位學弟在臉書寫說：『韓國瑜是由陳哲男，也就是陳其邁的爸爸，帶進李登輝系統的。他提的『庶民』其實是反國民黨菁英馬英九的；他的失志，其實是因著李登輝的離開國民黨而失去舞台。』  <text:line-break/><text:line-break/>我看了，真是火冒三丈，於是就請他幫我轉達一些話給這位學弟。我說： <text:line-break/><text:line-break/>『我是陳真。我沒臉書，也不看臉書。麻煩幫我留言如下：這種謠言也造得出來。他媽的還要不要臉？真是可恥！』」  <text:line-break/><text:line-break/>那樣一些低級鳥話不管是誰講的，一樣都是不要臉，因為這種謠言太離譜，存心胡扯。那就好像說關公是蔡陽提拔，帶進曹營當官，一心想打倒張飛，但是曹操卻不喜歡關公，於是關公就失去當官的機會。真是胡說八道一通，胡扯造謠也該有點常識。 <text:line-break/><text:line-break/>更令我堵爛的是從人們的鬼扯瞎掰中，你往往可以看得出來，很多人似乎完全不相信「善」，總以為大家都跟他自己一樣出於某種利益盤算在做事情。你可以反對一個人的作法或立場，但不要因為反對其作法或立場就故意造謠，故意把對方的人格給貶低。這樣很沒品。  <text:line-break/><text:line-break/>以上是我之前寫的。在那前後，陸續有人傳一篇簡體字文章給我看，我沒看，傳了好幾次之後，我就稍微看了，因為傳給我的人每一個都好像發現什麼「韓國瑜的真面目」似的，很興奮。但我看完那文章之後卻火冒三丈，真是有夠無恥，那篇鳥文就叫做「韓國瑜的真面目」： <text:line-break/><text:line-break/>https://bit.ly/37iuXHd <text:line-break/><text:line-break/>有這麼一種抹黑方式是這樣：對方對你早有某種偏見或某種抹黑的既定結論，然後再來開始「論述」，開始找「證據」，而所謂「證據」其實就是各種穿鑿附會、渲染與修辭。簡單說就是先認定「凶手」，再來瞎掰胡扯捕風捉影找「證據」。 <text:line-break/><text:line-break/>比方說，透過表面上好像很精確其實全是鬼扯蛋的一大堆細節來夾帶既定的抹黑結論，讓你以為他很專業，很有根據，很有研究，從而誤以為其所言為真或有所根據，其實根據個小鳥蛋，全是鬼扯。 <text:line-break/><text:line-break/>我相信大家都很聰明，應該聽得懂我在說什麼才對。如果有人說他聽不懂，那請他舉手，報上名來，我願意免費拿他來展示這套抹黑方法。 <text:line-break/><text:line-break/>這套抹黑方法的精髓就在於「穿鑿附會、渲染與修辭」等等幾個關鍵字，簡單說就是透過「寫作文」的方式捕風捉影，進而把純屬虛構、扭曲不實或真真假假的一大堆東西，透過修辭給串連起來，做出某種完全遠離事實的結論。 <text:line-break/><text:line-break/>造一個謠很容易，澄清一種謠言卻很難，因為造謠只要一兩句話，但澄清謠言卻得長篇大論從頭說起，技術上非常難，畢竟我不可能幫大家寫一本書來澄清這樣那樣的一些低級無恥鳥話，我只能舉例說明。 <text:line-break/><text:line-break/>那篇鳥文是這麼寫的，我剪幾段給大家看(原文是簡體)： <text:line-break/><text:line-break/>「新 (國民黨) 連線決定在這兩個地區提名一位元候選人，代表參與立委選舉。為此，來自中和的代表韓國瑜就將與來自永和的代表競爭這唯一名額，而這位來自永和的代表，就是洪秀柱。.... <text:line-break/><text:line-break/>韓國瑜輸給洪秀柱後，沒有為洪秀柱積極輔選，也沒有逐漸淡出政壇，而是趁趙少康、郁慕明等前往香港舉辦問政說明會之際，投靠了新連線的死敵集思會，而當年負責為韓國瑜投靠牽線的人，就是陳哲男。於是，在李登輝的支援下，韓國瑜也在同年底如願當選立委。不過，此時的韓國瑜已不再是新連線的立委，而已經是集思會的立委。 <text:line-break/><text:line-break/>然而，隨著宋楚瑜的勢力日益壯大，集思會在國民黨內的權力鬥爭中日漸衰微，有些成員甚至退出了國民黨，譬如當初引薦韓國瑜進入集思會的陳哲男就在1993年加入民進黨，成為了陳水扁的心腹。1994年12月，陳哲男被新當選的臺北市長陳水扁任命為臺北市民政局長。2000年，陳水扁當選臺灣地區領導人，任命陳哲男為 (總統府) 副秘書長。 <text:line-break/><text:line-break/>由於國民黨在2000年大選敗北，李登輝被迫辭去黨主席，之後又被開除了國民黨籍。李登輝遂帶領其在國民黨內的親信出走，組建了“臺灣團結聯盟”，簡稱“台聯黨”，自己擔任精神領袖。不過，這批追隨李登輝出走的人中，沒有韓國瑜。不知道是韓國瑜自己不願意，還是李登輝看不上，反正就是韓國瑜沒有跟著李登輝走。 <text:line-break/><text:line-break/>然而，留守國民黨的韓國瑜日子很不好過，由於當年對新連線的背叛和對李登輝的追隨，使得接替李登輝擔任國民黨主席的連戰及其親信都對韓國瑜十分排擠。為此，韓國瑜被迫放棄參選2001年的立委連任，這也就是韓國瑜所謂長達十六、七年的沈潛期的開始。真正的原因是他原來的老闆李登輝不帶他走，而新來的老闆馬英九看不上他。 <text:line-break/><text:line-break/>明白了這段經歷，讀者就能理解，爲什麽韓國瑜在2018年的選戰中很少被揭發私德有問題，可到了2019年卻是各種買豪宅、養小三、違建農舍、花天酒地的各種負面新聞層出不窮。是2018年的民進黨太蠢嗎？ <text:line-break/><text:line-break/>更主要的原因在於，韓國瑜2018年的對手是陳其邁，陳其邁的爸爸是陳哲男，二人相交二、三十年，對彼此的黑歷史早已知根知底，倘若真要互相傷害的話，那就是大家魚死網破，都沒有好結果，莫不如互相約定，都不做負面攻擊，都保持君子風度。 <text:line-break/><text:line-break/>在2001至2007年的這六、七年間，韓國瑜雖然逐漸淡出政壇，可心卻是不死的，也屢屢會有想要復出的念頭，譬如在2006年擔任臺北縣中和市的副市長，又譬如在2007年參加臺北縣的國民黨內立委初選，最終是因為時任黨主席馬英九的打壓而初選失利。因此，當馬英九在2008年當選臺灣地區領導人後，韓國瑜就對政治徹底死心，不再有任何想法了。 <text:line-break/><text:line-break/>直到2016年國民黨大敗，馬英九被視為罪人後，韓國瑜才突然冒出來參選國民黨主席。明白了這段經歷，讀者就能夠理解韓國瑜對於馬英九的那種刻骨銘心的仇視和痛恨。...韓國瑜每每忍不住要在各種場合批評責罵馬英九的原因所在，因為他對馬英九實在是太苦大仇深了。」 <text:line-break/><text:line-break/>以上每一個字全是造謠。這位作者若非無知透頂，就是無恥下流；先造出各種謠言，然後再自我引用，自己根據這些謠言來進一步「分析」。 <text:line-break/><text:line-break/>比方說，國民黨才有提名權，黨內的次級團體哪來提名權可言？哪有什麼提名輸給了洪秀柱，然後又經過什麼李登輝的支持，突然又被提名了，然後就當選了？真是胡說八道一通。這位作者名字不詳，使用簡體字，應是大陸人，大概連台灣的選舉提名程序都不了解。 <text:line-break/><text:line-break/>另外，更沒有什麼「韓國瑜沒有為洪秀柱積極輔選」之事，這也是鬼扯蛋。韓國瑜自己就是候選人，憑什麼輔選別人？而且，如果如這位作者所說的什麼韓國瑜在提名階段就被洪秀柱打敗，哪來什麼資格輔選？ <text:line-break/><text:line-break/>作者還說韓國瑜是「趁」趙少康等人前往香港之際，趕緊「投靠」新國民黨連線的死對頭集思會，這也完全是很低級的抹黑修辭。什麼「趁...」？何必「趁」？要加入哪個次級團體必定是公開為之，哪有什麼「趁」誰不在之理？更何況韓國瑜根本就沒有「投靠」集思會，更不是什麼「集思會的立委」。 <text:line-break/><text:line-break/>韓不但沒有投靠集思會，而且跟趙少康的新國民黨連線關係始終非常好，洪秀柱也是。因此，當趙少康於1992年脫黨參選時，就是和韓國瑜與洪秀柱聯手打出「反金權、反賄選，反污染」的競選口號。請看當年影片： <text:line-break/><text:line-break/>韓國瑜與趙少康： <text:line-break/><text:line-break/>https://bit.ly/2RgVhvz <text:line-break/><text:line-break/>韓國瑜或許因為當年的趙少康旋風之加持，於1992年以台北縣第三高票當選立委，發表當選感言﹕ <text:line-break/><text:line-break/>https://bit.ly/2TKbSK5    <text:line-break/><text:line-break/>但是，當新國民黨連線脫離國民黨成立新黨時，洪、韓兩人都不認同，他們認為，要改革國民黨就應留在黨內，而非另立新黨。但這並不代表他們和新國民黨連線之間的關係破裂。韓國瑜自始至終是軍系立委，根正苗紅，非常忠黨愛國，怎麼可能投靠漢奸老賊李登輝求官、求提拔？連這種謠言也能造得出來，真是無恥。 <text:line-break/><text:line-break/>韓國瑜和集思會的關係之建立，主要是在他當選立委之後而非之前，主要的好朋友是吳梓，而非陳哲男。作者故意把韓國瑜扯到大貪官陳哲男身上，藉以造謠說是陳哲男帶他「加入集思會」，然後再進一步造謠說「雙方都有 (貪污的) 黑資料」，以致於互相不敢攻擊。這完完全全就是造謠。 <text:line-break/><text:line-break/>至於我說的吳梓是誰呢？吳梓曾經退出國民黨，1994年以無黨籍身份參選省長，然後在投票前夕宣佈退選，要求選民把票投給陳定南。也就是說，吳梓及黃主文雖是倡導「台灣優先」的集思會核心人物，但是當年的集思會事實上是當時國民黨內一股相對比較清廉與開明的力量。韓國瑜跟吳梓這樣的人保持友好，進而在法案上有所合作，這有什麼問題嗎？如果這就叫做投靠，那麼，難道我可以說洪秀柱早就投靠了民進黨？向民進黨巴結求官？ <text:line-break/><text:line-break/>1992年，我在台北馬偕醫院當住院醫師。那一年，我黨外最好的朋友之一戴振耀，代表農民當選民進黨不分區立委，首次進入立法院，跟韓國瑜、盧修一及陳水扁成為立法院的「同班同學」。那時候，我仍是民進黨員，剛剛離開高醫來到台北工作，阿耀常打電話跟我長談立法院的事情，要我給意見或幫忙寫東西、看文件等等等。 <text:line-break/><text:line-break/>因此，我對那一屆的立法院人與事相當清楚。我知道當時國民黨內有個女中豪傑叫做洪秀柱，雖然跟阿耀不同黨，但是阿耀關於農民權益的一些提案，洪秀柱都會支持，而且對戴振耀很推崇。我還知道他們兩人曾經相約在某個咖啡廳裏聊天，談法案，相談甚歡。難道我可以因此就說洪秀柱老早就投靠戴振耀、投靠民進黨？這樣一種完全捕風捉影式的低級修辭不是很低能很卑鄙嗎？ <text:line-break/><text:line-break/>1992年，我還是民進黨員，我不但幫忙從政同志寫稿看稿，我還幫忙站台助講。這些歷史又不是什麼千年往事，做為歷史中人，我們都還活著，何必急著扭曲、虛構與瞎掰？我真不知道這位作者是真的無知透定還是存心抹黑使壞？ <text:line-break/><text:line-break/>我也知道，當時有個很衝、很忠黨愛國的軍系立委叫做韓國瑜，很凶，阿扁因為對榮民不敬，把照顧榮民比喻成養豬，馬上就挨了韓國瑜一拳。而且，因為忠黨愛國，這位軍系立委特別反台獨，幾次帶頭和我方之台獨同志在街頭起衝突。你說，這樣一個人會卑躬屈膝地巴結李登輝求提拔？他沒把李登輝這漢奸痛揍一頓就不錯了不是嗎？抹黑也要有點常識。 <text:line-break/><text:line-break/>至於當時的集思會，如上所說，是屬於當時國民黨內比較開明的一個次級團體。別說韓國瑜，就連我這樣一個當時和國民黨勢不兩立的激進黨外人士，我都願意和集思會合作，合作對象就是黃主文。 <text:line-break/><text:line-break/>話說1988年，我寫了一篇「台灣的小孩不值錢，1988年台灣兒童人權報告」，引起很大的迴響，導致學姐高二沒念完就被退學，而我則成為叛亂犯。當時，藍綠兩黨都有意要幫忙提出「五歲以下重症兒童免費醫療」的相關法案以及「大幅增加中央兒福預算」的訴求等等等。 <text:line-break/><text:line-break/>當時跟我接觸的，綠營方面就是阿扁。藍營方面，一開始是趙少康派人來找我談。但是，剛好遇到鄭南榕自焚，趙少康破口大罵自焚而死的鄭南榕，說他「不顧他人安危，製造公共危險」。我聽了很生氣，於是就拒絕和趙少康的助理碰面。後來，經陳永興推薦，找上一位國民黨立委幫忙提案，那個人就是集思會的黃主文。 <text:line-break/><text:line-break/>之所以講這些，只是想說：不要忙著瞎掰歷史，因為我們都還活著，要瞎掰鬼扯也該有點常識。 <text:line-break/><text:line-break/>至於什麼韓國瑜和馬英九有政治上的深仇大恨，勢不兩立。那也是完完全全的造謠，事實剛好相反。2007年，當馬英九身陷特別費的案子，幾乎要打入黑牢，王金平及吳敦義等所謂黨內「同志」卻個個等著看好戲。而且，依國民黨規章，被起訴者不得參選。後來，國民黨卻為馬修改規定，當時開第一槍幫忙掃除參選障礙，第一個跳出來對馬英九伸出援手的就是韓國瑜及其所屬的黃復興黨部 (即軍系勢力)，。 <text:line-break/><text:line-break/>韓國瑜當時擔任台北縣中和市副市長，帶著馬英九，出面喊出「2008中和出發」的口號，號召北中南十幾萬人連署相挺，幫助馬英九參選總統。 <text:line-break/><text:line-break/>當年的中和市市長邱垂益，形容韓國瑜「忠肝義膽」，是馬英九當年順利參選總統的「最大功臣」，據媒體報導： <text:line-break/><text:line-break/>「邱垂益於2005年當選中和市長的時候，中和市財政虧空，赤字非常嚴重。於是他啟用韓國瑜當副市長，韓國瑜不但向中央爭取預算，解決財政赤字問題，與當時深陷特別費案危機風波的馬英九，雖然非親非故， 但他依然挺身而出，在中和 93個里成立80幾個挺馬社團，他幫馬英九喊響『2008 中和出發』的口號，辦了無數場挺馬造勢大會，號召北中南全國聯署，得到10幾萬份連署書，讓聲勢低迷馬英九看到希望。馬英九旋即辭去黨主席，破釜沉舟參選總統，從此馬英九氣勢如虹，一路到底，幫助過馬英九及國民黨贏回八年政權。」 <text:line-break/><text:line-break/>底下視頻有當年的影像，請看 3分15至4分20秒處： <text:line-break/><text:line-break/>https://bit.ly/37DWKCb <text:line-break/><text:line-break/>結論有四： <text:line-break/><text:line-break/>一，相信善和不相信善的人，是兩種世界，兩種完全不同的物種，我知道很多人擁有這個所謂理想或那個所謂理念，但很奇怪的是，他們卻又不相信善，不相信有人會願意為了理想而獻身。我無法理解一個人如何可能不相信善卻又能懷抱著所謂理想。 <text:line-break/><text:line-break/>二，所謂人同此心，很多事情，只要你設身處地想一想，理當就能知道基本的善惡是非。今天如果有人對你無時無刻造謠抹黑一整年，你心裡做何感想？你還會那麼輕鬆寫意嗎？你還會覺得信口開河胡扯瞎掰造謠抹黑辱人名節毀人人格沒什麼嗎？ <text:line-break/><text:line-break/>三，我幾乎完全不接觸所謂網路世界，因為毫無意義。當一種資料庫裏頭的資訊百分之九十九點九九九全是偏頗、扭曲、渲染與造謠時，我何必浪費時間去讀它？這並不是說我不使用網路，而是說，我只會接觸那些具有非常高可信度而且深具內涵的資訊來源或個人見解。 <text:line-break/><text:line-break/>也就是說，既然媒體與網路世界被謊言謠言所壟斷，我雖然無法改變它，但不去看它總可以吧？我常感納悶，為什麼會有人每天花時間去閱讀無窮無盡的資訊垃圾，閱讀各種亂七八糟的低能言論，我真是很不明白。 <text:line-break/><text:line-break/>四，會上網的人至少應該都識字吧？其中大多數應該都受過基本教育吧？難道學校沒有教你怎麼形成疑問？怎麼尋找可靠資訊來解決這些疑問？難道你只會看臉書？看一堆網友、名嘴或網紅胡扯瞎掰些鳥話蠢話與謠言，然後按讚、用力轉寄？似乎不管再怎麼蠢的鬼話都會有人信。 <text:line-break/><text:line-break/>聽說最近還有什麼健康者和生病者的不同戴口罩方式之教學，真是很不可思議。人似乎是非常容易受騙的一種生物。每當我想到人是這樣一種生物，我就很想開個詐騙公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